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delle" svg:font-family="Adelle, 'Roboto Slab', 'DejaVu Serif', Georgia, 'Times New Roman', sans-serif"/>
    <style:font-face style:name="Courier" svg:font-family="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f14e32" style:font-name="Adelle" fo:font-size="13.5pt" fo:letter-spacing="normal" fo:font-style="normal" fo:font-weight="normal"/>
    </style:style>
    <style:style style:name="P2" style:family="paragraph" style:parent-style-name="Heading_20_2">
      <style:text-properties fo:font-variant="normal" fo:text-transform="none" fo:color="#f14e32" style:font-name="Adelle" fo:font-size="13.5pt" fo:letter-spacing="normal" fo:font-style="normal" fo:font-weight="bold"/>
    </style:style>
    <style:style style:name="P3"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Adelle" fo:font-size="13.5pt" fo:letter-spacing="normal" fo:font-style="normal" fo:font-weight="bold"/>
    </style:style>
    <style:style style:name="P4" style:family="paragraph" style:parent-style-name="Heading_20_2">
      <style:paragraph-properties fo:margin-left="0cm" fo:margin-right="0cm" fo:margin-top="0cm" fo:margin-bottom="0.291cm" loext:contextual-spacing="false" style:line-height-at-least="0.582cm" fo:text-indent="0cm" style:auto-text-indent="false"/>
      <style:text-properties fo:font-variant="normal" fo:text-transform="none" fo:color="#f14e32" style:font-name="Adelle" fo:font-size="13.5pt" fo:letter-spacing="normal" fo:font-style="normal" fo:font-weight="normal"/>
    </style:style>
    <style:style style:name="P5"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Adelle" fo:font-size="10.5pt" fo:letter-spacing="normal" fo:font-style="normal" fo:font-weight="normal"/>
    </style:style>
    <style:style style:name="P6" style:family="paragraph" style:parent-style-name="Text_20_body">
      <style:paragraph-properties fo:margin-left="0cm" fo:margin-right="0cm" fo:margin-top="0cm" fo:margin-bottom="0.291cm" loext:contextual-spacing="false" style:line-height-at-least="0.476cm" fo:text-indent="0cm" style:auto-text-indent="false"/>
    </style:style>
    <style:style style:name="P7"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8" style:family="paragraph" style:parent-style-name="Text_20_body">
      <style:paragraph-properties fo:margin-left="0cm" fo:margin-right="0cm" fo:margin-top="0cm" fo:margin-bottom="0.291cm" loext:contextual-spacing="false" style:line-height-at-least="0.582cm" fo:text-indent="0cm" style:auto-text-indent="false"/>
    </style:style>
    <style:style style:name="P9"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10" style:family="paragraph" style:parent-style-name="Text_20_body">
      <style:paragraph-properties fo:margin-left="0cm" fo:margin-right="0cm" fo:margin-top="0cm" fo:margin-bottom="0.291cm" loext:contextual-spacing="false" style:line-height-at-least="0.582cm" fo:orphans="2" fo:widows="0" fo:text-indent="0cm" style:auto-text-indent="false"/>
    </style:style>
    <style:style style:name="P11" style:family="paragraph" style:parent-style-name="Text_20_body">
      <style:paragraph-properties fo:margin-left="0cm" fo:margin-right="0cm" fo:margin-top="0cm" fo:margin-bottom="0.291cm" loext:contextual-spacing="false" style:line-height-at-least="0.582cm" fo:text-indent="0cm" style:auto-text-indent="false"/>
      <style:text-properties fo:font-size="10.5pt"/>
    </style:style>
    <style:style style:name="P12" style:family="paragraph" style:parent-style-name="List_20_Heading">
      <style:paragraph-properties fo:margin-left="0cm" fo:margin-right="0cm" fo:text-indent="0cm" style:auto-text-indent="false"/>
    </style:style>
    <style:style style:name="P13" style:family="paragraph" style:parent-style-name="List_20_Heading">
      <style:paragraph-properties fo:margin-left="0cm" fo:margin-right="0cm" style:line-height-at-least="0.556cm" fo:orphans="2" fo:widows="2" fo:text-indent="0cm" style:auto-text-indent="false"/>
      <style:text-properties fo:font-variant="normal" fo:text-transform="none" fo:color="#4e443c" style:font-name="Courier" fo:font-size="10.5pt" fo:letter-spacing="normal" fo:font-style="normal" fo:font-weight="bold" style:font-weight-asian="bold" style:font-weight-complex="bold"/>
    </style:style>
    <style:style style:name="P14" style:family="paragraph" style:parent-style-name="List_20_Heading">
      <style:paragraph-properties fo:margin-left="0cm" fo:margin-right="0cm" fo:margin-top="0cm" fo:margin-bottom="0.499cm" loext:contextual-spacing="false" style:line-height-at-least="0.556cm" fo:orphans="2" fo:widows="2" fo:text-indent="0cm" style:auto-text-indent="false"/>
      <style:text-properties fo:font-variant="normal" fo:text-transform="none" fo:color="#4e443c" style:font-name="Courier" fo:font-size="10.5pt" fo:letter-spacing="normal" fo:font-style="normal" fo:font-weight="bold" style:font-weight-asian="bold" style:font-weight-complex="bold"/>
    </style:style>
    <style:style style:name="P15" style:family="paragraph" style:parent-style-name="Text_20_body">
      <style:paragraph-properties fo:margin-left="0cm" fo:margin-right="0cm" style:line-height-at-least="0.476cm" fo:orphans="2" fo:widows="2" fo:text-indent="0cm" style:auto-text-indent="false"/>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e443c" style:font-name="Adelle" fo:font-size="10.5pt" fo:letter-spacing="normal" fo:font-style="normal" fo:font-weight="normal"/>
    </style:style>
    <style:style style:name="P17" style:family="paragraph" style:parent-style-name="Preformatted_20_Text">
      <loext:graphic-properties draw:fill="solid" draw:fill-color="#e8e7dd" draw:opacity="100%"/>
      <style:paragraph-properties fo:margin-top="0cm" fo:margin-bottom="0.499cm" loext:contextual-spacing="false" style:line-height-at-least="0.476cm" fo:orphans="2" fo:widows="2" fo:background-color="#e8e7dd" fo:padding-left="0.049cm" fo:padding-right="0cm" fo:padding-top="0.049cm" fo:padding-bottom="0.049cm" fo:border-left="0.06pt solid #efeee6" fo:border-right="none" fo:border-top="0.06pt solid #efeee6" fo:border-bottom="0.06pt solid #efeee6"/>
      <style:text-properties fo:font-variant="normal" fo:text-transform="none" fo:color="#4e443c" fo:letter-spacing="normal"/>
    </style:style>
    <style:style style:name="P18" style:family="paragraph" style:parent-style-name="Preformatted_20_Text">
      <loext:graphic-properties draw:fill="solid" draw:fill-color="#ffffff" draw:opacity="100%"/>
      <style:paragraph-properties fo:margin-top="0cm" fo:margin-bottom="0.499cm" loext:contextual-spacing="false" style:line-height-at-least="0.476cm" fo:background-color="#ffffff" fo:padding-left="0.397cm" fo:padding-right="0cm" fo:padding-top="0.265cm" fo:padding-bottom="0.344cm" fo:border-left="0.06pt solid #efeee6" fo:border-right="none" fo:border-top="0.06pt solid #efeee6" fo:border-bottom="0.06pt solid #efeee6"/>
      <style:text-properties fo:color="#f14e32" style:font-name="Courier"/>
    </style:style>
    <style:style style:name="P19" style:family="paragraph" style:parent-style-name="Preformatted_20_Text">
      <loext:graphic-properties draw:fill="solid" draw:fill-color="#e8e7dd" draw:opacity="100%"/>
      <style:paragraph-properties style:line-height-at-least="0.476cm" fo:orphans="2" fo:widows="2" fo:background-color="#e8e7dd" fo:padding-left="0.049cm" fo:padding-right="0cm" fo:padding-top="0.049cm" fo:padding-bottom="0.049cm" fo:border-left="0.06pt solid #efeee6" fo:border-right="none" fo:border-top="0.06pt solid #efeee6" fo:border-bottom="0.06pt solid #efeee6"/>
    </style:style>
    <style:style style:name="P20" style:family="paragraph" style:parent-style-name="Preformatted_20_Text">
      <loext:graphic-properties draw:fill="solid" draw:fill-color="#e8e7dd" draw:opacity="100%"/>
      <style:paragraph-properties style:line-height-at-least="0.476cm" fo:orphans="2" fo:widows="2" fo:background-color="#e8e7dd" fo:padding-left="0.049cm" fo:padding-right="0cm" fo:padding-top="0.049cm" fo:padding-bottom="0.049cm" fo:border-left="0.06pt solid #efeee6" fo:border-right="none" fo:border-top="0.06pt solid #efeee6" fo:border-bottom="0.06pt solid #efeee6"/>
      <style:text-properties fo:font-variant="normal" fo:text-transform="none" fo:color="#4e443c" fo:letter-spacing="normal"/>
    </style:style>
    <style:style style:name="P21" style:family="paragraph" style:parent-style-name="Preformatted_20_Text">
      <loext:graphic-properties draw:fill="solid" draw:fill-color="#ffffff" draw:opacity="100%"/>
      <style:paragraph-properties style:line-height-at-least="0.476cm" fo:background-color="#ffffff" fo:padding-left="0.397cm" fo:padding-right="0cm" fo:padding-top="0.265cm" fo:padding-bottom="0.344cm" fo:border-left="0.06pt solid #efeee6" fo:border-right="none" fo:border-top="0.06pt solid #efeee6" fo:border-bottom="0.06pt solid #efeee6"/>
      <style:text-properties fo:color="#f14e32"/>
    </style:style>
    <style:style style:name="P22" style:family="paragraph" style:parent-style-name="List_20_Heading">
      <style:paragraph-properties fo:margin-left="0cm" fo:margin-right="0cm" style:line-height-at-least="0.476cm" fo:orphans="2" fo:widows="2" fo:text-indent="0cm" style:auto-text-indent="false"/>
      <style:text-properties fo:font-variant="normal" fo:text-transform="none" fo:color="#4e443c" style:font-name="Adelle" fo:font-size="10.5pt" fo:letter-spacing="normal" fo:font-style="normal" fo:font-weight="bold" style:font-weight-asian="bold" style:font-weight-complex="bold"/>
    </style:style>
    <style:style style:name="P23" style:family="paragraph" style:parent-style-name="List_20_Heading">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Adelle" fo:font-size="10.5pt" fo:letter-spacing="normal" fo:font-style="normal" fo:font-weight="bold" style:font-weight-asian="bold" style:font-weight-complex="bold"/>
    </style:style>
    <style:style style:name="P24" style:family="paragraph" style:parent-style-name="List_20_Heading">
      <style:paragraph-properties fo:margin-left="0cm" fo:margin-right="0cm" fo:margin-top="0cm" fo:margin-bottom="0.291cm" loext:contextual-spacing="false" style:line-height-at-least="0.476cm" fo:orphans="2" fo:widows="2" fo:text-indent="0cm" style:auto-text-indent="false"/>
      <style:text-properties fo:font-variant="normal" fo:text-transform="none" fo:color="#4e443c" style:font-name="Adelle" fo:font-size="10.5pt" fo:letter-spacing="normal" fo:font-style="normal" fo:font-weight="bold" style:font-weight-asian="bold" style:font-weight-complex="bold"/>
    </style:style>
    <style:style style:name="P25" style:family="paragraph" style:parent-style-name="Heading_20_2">
      <style:paragraph-properties fo:margin-left="0cm" fo:margin-right="0cm" fo:margin-top="0cm" fo:margin-bottom="0.291cm" loext:contextual-spacing="false" style:line-height-at-least="0.476cm" fo:text-indent="0cm" style:auto-text-indent="false"/>
      <style:text-properties fo:color="#f14e32" fo:font-size="10.5pt" fo:font-weight="bold" style:font-weight-asian="bold" style:font-weight-complex="bold"/>
    </style:style>
    <style:style style:name="P26" style:family="paragraph" style:parent-style-name="Heading_20_2">
      <style:text-properties fo:font-variant="normal" fo:text-transform="none" fo:color="#f14e32" style:font-name="Adelle" fo:font-size="13.5pt" fo:letter-spacing="normal" fo:font-style="normal" fo:font-weight="bold"/>
    </style:style>
    <style:style style:name="P27" style:family="paragraph" style:parent-style-name="Heading_20_2">
      <style:text-properties fo:font-variant="normal" fo:text-transform="none" fo:color="#d62e4e" style:font-name="Adelle" fo:font-size="22pt" fo:letter-spacing="normal" fo:font-style="normal" fo:font-weight="bold" officeooo:rsid="00193d5e" officeooo:paragraph-rsid="00193d5e" style:font-size-asian="22pt" style:font-size-complex="22pt"/>
    </style:style>
    <style:style style:name="P28" style:family="paragraph" style:parent-style-name="Text_20_body">
      <style:paragraph-properties fo:margin-left="0cm" fo:margin-right="0cm" fo:margin-top="0cm" fo:margin-bottom="0.291cm" loext:contextual-spacing="false" style:line-height-at-least="0.582cm" fo:orphans="2" fo:widows="0" fo:text-indent="0cm" style:auto-text-indent="false"/>
      <style:text-properties fo:font-variant="normal" fo:text-transform="none" fo:color="#4e443c" style:font-name="Adelle" fo:font-size="10.5pt" fo:letter-spacing="normal" fo:font-style="normal" fo:font-weight="normal"/>
    </style:style>
    <style:style style:name="P29"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Adelle" fo:font-size="10.5pt" fo:letter-spacing="normal" fo:font-style="normal" fo:font-weight="normal"/>
    </style:style>
    <style:style style:name="P30" style:family="paragraph" style:parent-style-name="Text_20_body">
      <style:paragraph-properties fo:margin-left="0cm" fo:margin-right="0cm" fo:margin-top="0cm" fo:margin-bottom="0.291cm" loext:contextual-spacing="false" style:line-height-at-least="0.476cm" fo:text-indent="0cm" style:auto-text-indent="false"/>
      <style:text-properties fo:font-size="10.5pt"/>
    </style:style>
    <style:style style:name="P31" style:family="paragraph" style:parent-style-name="Text_20_body" style:list-style-name="L1">
      <style:paragraph-properties fo:margin-left="0cm" fo:margin-right="0cm" fo:margin-top="0cm" fo:margin-bottom="0.291cm" loext:contextual-spacing="false" style:line-height-at-least="0.582cm" fo:orphans="2" fo:widows="2" fo:text-indent="0cm" style:auto-text-indent="false" fo:padding="0cm" fo:border="none"/>
      <style:text-properties fo:font-variant="normal" fo:text-transform="none" fo:color="#4e443c" style:font-name="Adelle" fo:font-size="10.5pt" fo:letter-spacing="normal" fo:font-style="normal" fo:font-weight="normal"/>
    </style:style>
    <style:style style:name="P32" style:family="paragraph" style:parent-style-name="Text_20_body">
      <style:paragraph-properties fo:margin-left="0cm" fo:margin-right="0cm" style:line-height-at-least="0.476cm" fo:orphans="2" fo:widows="2" fo:text-indent="0cm" style:auto-text-indent="false"/>
      <style:text-properties fo:font-variant="normal" fo:text-transform="none" fo:color="#4e443c" style:font-name="Adelle" fo:font-size="10.5pt" fo:letter-spacing="normal" fo:font-style="normal" fo:font-weight="normal"/>
    </style:style>
    <style:style style:name="P33" style:family="paragraph" style:parent-style-name="Text_20_body">
      <style:text-properties fo:font-variant="normal" fo:text-transform="none" fo:color="#3465a4" style:font-name="Adelle" fo:font-size="13.5pt" fo:letter-spacing="normal" fo:font-style="normal" fo:font-weight="bold" officeooo:rsid="00193d5e" officeooo:paragraph-rsid="00193d5e"/>
    </style:style>
    <style:style style:name="T1" style:family="text">
      <style:text-properties style:font-name="Courier"/>
    </style:style>
    <style:style style:name="T2" style:family="text">
      <style:text-properties style:font-name="Courier" fo:font-size="10.5pt" fo:font-style="normal" fo:font-weight="normal"/>
    </style:style>
    <style:style style:name="T3" style:family="text">
      <style:text-properties fo:font-size="10.5pt"/>
    </style:style>
    <style:style style:name="T4" style:family="text">
      <style:text-properties fo:font-variant="normal" fo:text-transform="none" fo:color="#4e443c" style:font-name="Courier" fo:font-size="10.5pt" fo:font-style="normal" fo:font-weight="bold"/>
    </style:style>
    <style:style style:name="T5" style:family="text">
      <style:text-properties fo:font-variant="normal" fo:text-transform="none" fo:color="#4e443c" style:font-name="Courier" fo:font-size="10.5pt" fo:letter-spacing="normal" fo:font-style="normal" fo:font-weight="bold"/>
    </style:style>
    <style:style style:name="T6" style:family="text">
      <style:text-properties fo:font-variant="normal" fo:text-transform="none" fo:color="#4e443c" style:font-name="Courier" fo:font-size="10.5pt" fo:letter-spacing="normal" fo:font-style="normal" fo:font-weight="normal"/>
    </style:style>
    <style:style style:name="T7" style:family="text">
      <style:text-properties fo:font-variant="normal" fo:text-transform="none" fo:color="#4e443c" style:font-name="Adelle" fo:font-size="10.5pt" fo:letter-spacing="normal" fo:font-style="normal" fo:font-weight="normal"/>
    </style:style>
    <style:style style:name="T8" style:family="text">
      <style:text-properties fo:font-variant="normal" fo:text-transform="none" fo:color="#4e443c" fo:letter-spacing="normal"/>
    </style:style>
    <style:style style:name="T9" style:family="text">
      <style:text-properties fo:font-variant="normal" fo:text-transform="none" fo:color="#f14e32" style:font-name="Courier" fo:font-size="10.5pt" fo:letter-spacing="normal" fo:font-style="normal" fo:font-weight="normal" fo:background-color="#ffffff" loext:char-shading-value="0" loext:padding-left="0.132cm" loext:padding-right="0.132cm" loext:padding-top="0.049cm" loext:padding-bottom="0.049cm" loext:border="0.06pt solid #efeee6"/>
    </style:style>
    <style:style style:name="T10" style:family="text">
      <style:text-properties fo:font-variant="normal" fo:text-transform="none" fo:color="#0388a6" style:text-line-through-style="none" style:text-line-through-type="none" style:font-name="Adelle" fo:font-size="10.5pt" fo:letter-spacing="normal" fo:font-style="normal" style:text-underline-style="none" fo:font-weight="normal" style:text-blinking="false" fo:background-color="transparent" loext:char-shading-value="0"/>
    </style:style>
    <style:style style:name="T11" style:family="text">
      <style:text-properties fo:color="#f14e32" style:font-name="Courier" fo:font-size="10.5pt" fo:background-color="#ffffff" loext:char-shading-value="0" loext:padding-left="0.132cm" loext:padding-right="0.132cm" loext:padding-top="0.049cm" loext:padding-bottom="0.049cm" loext:border="0.06pt solid #efeee6"/>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2">Git Assignment Group 12</text:h>
      <text:p text:style-name="P33">Rashid Ali</text:p>
      <text:p text:style-name="P33">Emp Id:1710</text:p>
      <text:h text:style-name="P2" text:outline-level="2"/>
      <text:h text:style-name="P2" text:outline-level="2"><text:bookmark text:name="_name"/>NAME</text:h>
      <text:p text:style-name="P5">git-add - Add file contents to the index</text:p>
      <text:h text:style-name="P3" text:outline-level="2"><text:bookmark text:name="_synopsis"/>SYNOPSIS</text:h>
      <text:p text:style-name="P19"><text:span text:style-name="Emphasis"><text:span text:style-name="T5">git add</text:span></text:span><text:span text:style-name="T6"> [--verbose | -v] [--dry-run | -n] [--force | -f] [--interactive | -i] [--patch | -p]</text:span></text:p>
      <text:p text:style-name="P20"><text:s text:c="10"/><text:span text:style-name="T2">[--edit | -e] [--[no-]all | --[no-]ignore-removal | [--update | -u]] [--sparse]</text:span></text:p>
      <text:p text:style-name="P20"><text:s text:c="10"/><text:span text:style-name="T2">[--intent-to-add | -N] [--refresh] [--ignore-errors] [--ignore-missing] [--renormalize]</text:span></text:p>
      <text:p text:style-name="P20"><text:s text:c="10"/><text:span text:style-name="T2">[--chmod=(+|-)x] [--pathspec-from-file=&lt;file&gt; [--pathspec-file-nul]]</text:span></text:p>
      <text:p text:style-name="P17"><text:s text:c="10"/><text:span text:style-name="T2">[--] [&lt;pathspec&gt;…​]</text:span></text:p>
      <text:h text:style-name="P3" text:outline-level="2"><text:bookmark text:name="_description"/>DESCRIPTION</text:h>
      <text:p text:style-name="P5">This command updates the index using the current content found in the working tree, to prepare the content staged for the next commit. It typically adds the current content of existing paths as a whole, but with some options it can also be used to add content with only part of the changes made to the working tree files applied, or remove paths that do not exist in the working tree anymore.</text:p>
      <text:p text:style-name="P7"><text:span text:style-name="T7">The "index" holds a snapshot of the content of the working tree, and it is this snapshot that is taken as the contents of the next commit. Thus after making any changes to the working tree, and before running the commit command, you must use the </text:span><text:span text:style-name="Source_20_Text"><text:span text:style-name="T9">add</text:span></text:span><text:span text:style-name="T7"> command to add any new or modified files to the index.</text:span></text:p>
      <text:p text:style-name="P7"><text:span text:style-name="T7">This command can be performed multiple times before a commit. It only adds the content of the specified file(s) at the time the add command is run; if you want subsequent changes included in the next commit, then you must run </text:span><text:span text:style-name="Source_20_Text"><text:span text:style-name="T9">git add</text:span></text:span><text:span text:style-name="T7"> again to add the new content to the index.</text:span></text:p>
      <text:p text:style-name="P7"><text:span text:style-name="T7">The </text:span><text:span text:style-name="Source_20_Text"><text:span text:style-name="T9">git status</text:span></text:span><text:span text:style-name="T7"> command can be used to obtain a summary of which files have changes that are staged for the next commit.</text:span></text:p>
      <text:p text:style-name="P7"><text:span text:style-name="T7">The </text:span><text:span text:style-name="Source_20_Text"><text:span text:style-name="T9">git add</text:span></text:span><text:span text:style-name="T7"> command will not add ignored files by default. If any ignored files were explicitly specified on the command line, </text:span><text:span text:style-name="Source_20_Text"><text:span text:style-name="T9">git add</text:span></text:span><text:span text:style-name="T7"> will fail with a list of ignored files. Ignored files reached by directory recursion or filename globbing performed by Git (quote </text:span><text:soft-page-break/><text:span text:style-name="T7">your globs before the shell) will be silently ignored. The </text:span><text:span text:style-name="Emphasis"><text:span text:style-name="T5">git add</text:span></text:span><text:span text:style-name="T7"> command can be used to add ignored files with the </text:span><text:span text:style-name="Source_20_Text"><text:span text:style-name="T9">-f</text:span></text:span><text:span text:style-name="T7"> (force) option.</text:span></text:p>
      <text:p text:style-name="P10"><text:span text:style-name="T7">Please see </text:span><text:a xlink:type="simple" xlink:href="https://git-scm.com/docs/git-commit" text:style-name="Internet_20_link" text:visited-style-name="Visited_20_Internet_20_Link"><text:span text:style-name="T10">git-commit[1]</text:span></text:a><text:span text:style-name="T7"> for alternative ways to add content to a commit.</text:span></text:p>
      <text:p text:style-name="P28"/>
      <text:p text:style-name="P28"><text:bookmark text:name="_options"/></text:p>
      <text:p text:style-name="Text_20_body"/>
      <text:p text:style-name="Text_20_body"/>
      <text:h text:style-name="P1" text:outline-level="2"><text:bookmark text:name="_options1"/>OPTIONS</text:h>
      <text:p text:style-name="P15"><text:span text:style-name="T7">Files to add content from. Fileglobs (e.g. </text:span><text:span text:style-name="Source_20_Text"><text:span text:style-name="T9">*.c</text:span></text:span><text:span text:style-name="T7">) can be given to add all matching files. Also a leading directory name (e.g. </text:span><text:span text:style-name="Source_20_Text"><text:span text:style-name="T9">dir</text:span></text:span><text:span text:style-name="T8"> </text:span><text:span text:style-name="T7">to add </text:span><text:span text:style-name="Source_20_Text"><text:span text:style-name="T9">dir/file1</text:span></text:span><text:span text:style-name="T8"> </text:span><text:span text:style-name="T7">and </text:span><text:span text:style-name="Source_20_Text"><text:span text:style-name="T9">dir/file2</text:span></text:span><text:span text:style-name="T7">) can be given to update the index to match the current state of the directory as a whole (e.g. specifying </text:span><text:span text:style-name="Source_20_Text"><text:span text:style-name="T9">dir</text:span></text:span><text:span text:style-name="T8"> </text:span><text:span text:style-name="T7">will record not just a file </text:span><text:span text:style-name="Source_20_Text"><text:span text:style-name="T9">dir/file1</text:span></text:span><text:span text:style-name="T8"> </text:span><text:span text:style-name="T7">modified in the working tree, a file </text:span><text:span text:style-name="Source_20_Text"><text:span text:style-name="T9">dir/file2</text:span></text:span><text:span text:style-name="T8"> </text:span><text:span text:style-name="T7">added to the working tree, but also a file </text:span><text:span text:style-name="Source_20_Text"><text:span text:style-name="T9">dir/file3</text:span></text:span><text:span text:style-name="T8"> </text:span><text:span text:style-name="T7">removed from the working tree). Note that older versions of Git used to ignore removed files; use </text:span><text:span text:style-name="Source_20_Text"><text:span text:style-name="T9">--no-all</text:span></text:span><text:span text:style-name="T8"> </text:span><text:span text:style-name="T7">option if you want to add modified or new files but ignore removed ones.</text:span></text:p>
      <text:p text:style-name="P32"/>
      <text:p text:style-name="P22"><text:bookmark text:name="Documentation/git-add.txt--i"/>-i</text:p>
      <text:p text:style-name="P14"><text:bookmark text:name="Documentation/git-add.txt---interactive"/>--interactive</text:p>
      <text:p text:style-name="P11">Add modified contents in the working tree interactively to the index. Optional path arguments may be supplied to limit operation to a subset of the working tree. See “Interactive mode” for details.</text:p>
      <text:p text:style-name="P11"/>
      <text:p text:style-name="P13"><text:bookmark text:name="Documentation/git-add.txt--p"/>-p</text:p>
      <text:p text:style-name="P14"><text:bookmark text:name="Documentation/git-add.txt---patch"/>--patch</text:p>
      <text:p text:style-name="P11">Interactively choose hunks of patch between the index and the work tree and add them to the index. This gives the user a chance to review the difference before adding modified contents to the index.</text:p>
      <text:p text:style-name="P6"><text:span text:style-name="T3">This effectively runs </text:span><text:span text:style-name="Source_20_Text"><text:span text:style-name="T11">add --interactive</text:span></text:span><text:span text:style-name="T3">, but bypasses the initial command menu and directly jumps to the </text:span><text:span text:style-name="Source_20_Text"><text:span text:style-name="T11">patch</text:span></text:span><text:span text:style-name="T3"> subcommand. See “Interactive mode” for details.</text:span></text:p>
      <text:p text:style-name="P30"/>
      <text:p text:style-name="P13"><text:bookmark text:name="Documentation/git-add.txt--e"/>-e</text:p>
      <text:p text:style-name="P14"><text:bookmark text:name="Documentation/git-add.txt---edit"/>--edit</text:p>
      <text:p text:style-name="P11">Open the diff vs. the index in an editor and let the user edit it. After the editor was closed, adjust the hunk headers and apply the patch to the index.</text:p>
      <text:p text:style-name="P11">The intent of this option is to pick and choose lines of the patch to apply, or even to modify the contents of lines to be staged. This can be quicker and more flexible than using the interactive hunk selector. However, it is easy to confuse oneself and create a patch that does not apply to the index. See EDITING PATCHES below.</text:p>
      <text:p text:style-name="P11"><text:soft-page-break/></text:p>
      <text:p text:style-name="P13"><text:bookmark text:name="Documentation/git-add.txt--u"/>-u</text:p>
      <text:p text:style-name="P14"><text:bookmark text:name="Documentation/git-add.txt---update"/>--update</text:p>
      <text:p text:style-name="P11">Update the index just where it already has an entry matching &lt;pathspec&gt;. This removes as well as modifies index entries to match the working tree, but adds no new files.</text:p>
      <text:p text:style-name="P6"><text:span text:style-name="T3">If no &lt;pathspec&gt; is given when </text:span><text:span text:style-name="Source_20_Text"><text:span text:style-name="T11">-u</text:span></text:span><text:span text:style-name="T3"> option is used, all tracked files in the entire working tree are updated (old versions of Git used to limit the update to the current directory and its subdirectories).</text:span></text:p>
      <text:p text:style-name="P30"/>
      <text:h text:style-name="P25" text:outline-level="2"><text:bookmark text:name="_interactive_mode"/>INTERACTIVE MODE</text:h>
      <text:p text:style-name="P9"><text:span text:style-name="T7">When the command enters the interactive mode, it shows the output of the </text:span><text:span text:style-name="Emphasis"><text:span text:style-name="T5">status</text:span></text:span><text:span text:style-name="T7"> subcommand, and then goes into its interactive command loop.</text:span></text:p>
      <text:p text:style-name="P5"/>
      <text:p text:style-name="P23"><text:bookmark text:name="Documentation/git-add.txt-update"/>update</text:p>
      <text:p text:style-name="P8"><text:span text:style-name="T3">This shows the status information and issues an "Update&gt;&gt;" prompt. When the prompt ends with double </text:span><text:span text:style-name="Emphasis"><text:span text:style-name="T4">&gt;&gt;</text:span></text:span><text:span text:style-name="T3">, you can make more than one selection, concatenated with whitespace or comma. Also you can say ranges. E.g. "2-5 7,9" to choose 2,3,4,5,7,9 from the list. If the second number in a range is omitted, all remaining patches are taken. E.g. "7-" to choose 7,8,9 from the list. You can say </text:span><text:span text:style-name="Emphasis"><text:span text:style-name="T4">*</text:span></text:span><text:span text:style-name="T3"> to choose everything.</text:span></text:p>
      <text:p text:style-name="P8"><text:span text:style-name="T3">What you chose are then highlighted with </text:span><text:span text:style-name="Emphasis"><text:span text:style-name="T4">*</text:span></text:span><text:span text:style-name="T3">, like this:</text:span></text:p>
      <text:p text:style-name="P21"><text:s text:c="11"/><text:span text:style-name="T1">staged <text:s text:c="4"/>unstaged path</text:span></text:p>
      <text:p text:style-name="P21"><text:s text:c="2"/><text:span text:style-name="T1">1: <text:s text:c="6"/>binary <text:s text:c="5"/>nothing foo.png</text:span></text:p>
      <text:p text:style-name="P18">* 2: <text:s text:c="4"/>+403/-35 <text:s text:c="7"/>+1/-1 git-add--interactive.perl</text:p>
      <text:p text:style-name="P6"><text:span text:style-name="T3">To remove selection, prefix the input with </text:span><text:span text:style-name="Source_20_Text"><text:span text:style-name="T11">-</text:span></text:span><text:span text:style-name="T3"> like this:</text:span></text:p>
      <text:p text:style-name="P18">Update&gt;&gt; -2</text:p>
      <text:p text:style-name="P11">After making the selection, answer with an empty line to stage the contents of working tree files for selected paths in the index.</text:p>
      <text:p text:style-name="P11"/>
      <text:h text:style-name="P4" text:outline-level="2"><text:bookmark text:name="_editing_patches"/>EDITING PATCHES</text:h>
      <text:p text:style-name="P7"><text:span text:style-name="T7">Invoking </text:span><text:span text:style-name="Source_20_Text"><text:span text:style-name="T9">git add -e</text:span></text:span><text:span text:style-name="T7"> or selecting </text:span><text:span text:style-name="Source_20_Text"><text:span text:style-name="T9">e</text:span></text:span><text:span text:style-name="T7"> from the interactive hunk selector will open a patch in your editor; after the editor exits, the result is applied to the index. You are free to make arbitrary changes to the patch, but note that some changes may have confusing results, or even result in a patch that cannot be applied. If you want to abort the operation entirely (i.e., stage nothing new in the index), simply delete all lines of the patch. The list below describes some common things you may see in a patch, and which editing operations make sense on them.</text:span></text:p>
      <text:p text:style-name="P24"><text:bookmark text:name="Documentation/git-add.txt-removedcontent"/><text:soft-page-break/>removed content</text:p>
      <text:p text:style-name="P11">Removed content is represented by lines beginning with "-". You can prevent staging their removal by converting the "-" to a " " (space).</text:p>
      <text:p text:style-name="P5">There are also several operations which should be avoided entirely, as they will make the patch impossible to apply:</text:p>
      <text:list xml:id="list189192069" text:style-name="L1">
        <text:list-item>
          <text:p text:style-name="P31">adding context (" ") or removal ("-") lines</text:p>
        </text:list-item>
        <text:list-item>
          <text:p text:style-name="P31">deleting context or removal lines</text:p>
        </text:list-item>
        <text:list-item>
          <text:p text:style-name="P31">modifying the contents of context or removal lines</text:p>
        </text:list-item>
      </text:list>
      <text:p text:style-name="P11"/>
      <text:p text:style-name="P12"><text:bookmark text:name="Documentation/git-add.txt-modifiedcontent"/><text:line-break/></text:p>
      <text:p text:style-name="P11"/>
      <text:p text:style-name="P5"/>
      <text:p text:style-name="P16"/>
      <text:p text:style-name="P30"/>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delle" svg:font-family="Adelle, 'Roboto Slab', 'DejaVu Serif', Georgia, 'Times New Roman', sans-serif"/>
    <style:font-face style:name="Courier" svg:font-family="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11:03:31.951592186</meta:creation-date>
    <dc:date>2021-12-15T18:35:30.485586733</dc:date>
    <meta:editing-duration>PT35M1S</meta:editing-duration>
    <meta:editing-cycles>2</meta:editing-cycles>
    <meta:generator>LibreOffice/6.4.7.2$Linux_X86_64 LibreOffice_project/40$Build-2</meta:generator>
    <meta:document-statistic meta:table-count="0" meta:image-count="0" meta:object-count="0" meta:page-count="4" meta:paragraph-count="55" meta:word-count="1064" meta:character-count="6022" meta:non-whitespace-character-count="4959"/>
  </office:meta>
</office:document-meta>
</file>